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149f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e937f" officeooo:paragraph-rsid="001e937f"/>
    </style:style>
    <style:style style:name="P4" style:family="paragraph" style:parent-style-name="Text_20_body" style:list-style-name="L2">
      <style:text-properties officeooo:paragraph-rsid="001e937f"/>
    </style:style>
    <style:style style:name="P5" style:family="paragraph" style:parent-style-name="Text_20_body" style:list-style-name="L2">
      <style:text-properties officeooo:rsid="001e937f" officeooo:paragraph-rsid="001e937f"/>
    </style:style>
    <style:style style:name="P6" style:family="paragraph" style:parent-style-name="Text_20_body">
      <style:text-properties officeooo:paragraph-rsid="001b149f"/>
    </style:style>
    <style:style style:name="P7" style:family="paragraph" style:parent-style-name="Text_20_body" style:list-style-name="L3">
      <style:text-properties officeooo:paragraph-rsid="001e937f"/>
    </style:style>
    <style:style style:name="P8" style:family="paragraph" style:parent-style-name="Text_20_body" style:list-style-name="L3">
      <style:text-properties officeooo:rsid="002001fe" officeooo:paragraph-rsid="002001fe"/>
    </style:style>
    <style:style style:name="P9" style:family="paragraph" style:parent-style-name="Text_20_body">
      <style:text-properties officeooo:rsid="002001fe" officeooo:paragraph-rsid="002001fe"/>
    </style:style>
    <style:style style:name="P10" style:family="paragraph" style:parent-style-name="Text_20_body" style:list-style-name="L4">
      <style:text-properties officeooo:paragraph-rsid="001e937f"/>
    </style:style>
    <style:style style:name="P11" style:family="paragraph" style:parent-style-name="Text_20_body" style:list-style-name="L4">
      <style:text-properties officeooo:rsid="002001fe" officeooo:paragraph-rsid="002001fe"/>
    </style:style>
    <style:style style:name="P12" style:family="paragraph" style:parent-style-name="Text_20_body">
      <style:text-properties officeooo:paragraph-rsid="002001fe"/>
    </style:style>
    <style:style style:name="P13" style:family="paragraph" style:parent-style-name="Text_20_body">
      <style:text-properties officeooo:paragraph-rsid="001e937f"/>
    </style:style>
    <style:style style:name="P14" style:family="paragraph" style:parent-style-name="Text_20_body" style:list-style-name="L5">
      <style:text-properties officeooo:paragraph-rsid="001e937f"/>
    </style:style>
    <style:style style:name="P15" style:family="paragraph" style:parent-style-name="Text_20_body">
      <style:text-properties officeooo:paragraph-rsid="00213a18"/>
    </style:style>
    <style:style style:name="P16" style:family="paragraph" style:parent-style-name="Text_20_body" style:list-style-name="L6">
      <style:text-properties officeooo:paragraph-rsid="001e937f"/>
    </style:style>
    <style:style style:name="P17" style:family="paragraph" style:parent-style-name="Text_20_body">
      <style:text-properties officeooo:rsid="00213a18" officeooo:paragraph-rsid="00213a18"/>
    </style:style>
    <style:style style:name="P18" style:family="paragraph" style:parent-style-name="Text_20_body" style:list-style-name="L7">
      <style:text-properties officeooo:paragraph-rsid="001e937f"/>
    </style:style>
    <style:style style:name="P19" style:family="paragraph" style:parent-style-name="Text_20_body" style:list-style-name="L8">
      <style:text-properties officeooo:paragraph-rsid="001e937f"/>
    </style:style>
    <style:style style:name="P20" style:family="paragraph" style:parent-style-name="Text_20_body" style:list-style-name="L9">
      <style:text-properties officeooo:paragraph-rsid="001e937f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rsid="0021531a" officeooo:paragraph-rsid="0021531a" style:font-weight-asian="normal" style:font-weight-complex="normal"/>
    </style:style>
    <style:style style:name="T1" style:family="text">
      <style:text-properties style:font-name="Liberation Serif" officeooo:rsid="001b149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fo:background-color="#81d41a" loext:char-shading-value="0" style:font-weight-asian="normal" style:font-weight-complex="normal"/>
    </style:style>
    <style:style style:name="T4" style:family="text">
      <style:text-properties style:font-name="Liberation Serif" fo:font-weight="normal" officeooo:rsid="001b149f" fo:background-color="#81d41a" loext:char-shading-value="0" style:font-weight-asian="normal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2001fe" style:font-weight-asian="normal" style:font-weight-complex="normal"/>
    </style:style>
    <style:style style:name="T7" style:family="text">
      <style:text-properties style:font-name="Liberation Serif" fo:font-weight="normal" officeooo:rsid="00200dda" style:font-weight-asian="normal" style:font-weight-complex="normal"/>
    </style:style>
    <style:style style:name="T8" style:family="text">
      <style:text-properties style:font-name="Liberation Serif" fo:font-weight="normal" fo:background-color="#ff4000" loext:char-shading-value="0" style:font-weight-asian="normal" style:font-weight-complex="normal"/>
    </style:style>
    <style:style style:name="T9" style:family="text">
      <style:text-properties style:font-name="Liberation Serif" fo:font-weight="normal" fo:background-color="#729fcf" loext:char-shading-value="0" style:font-weight-asian="normal" style:font-weight-complex="normal"/>
    </style:style>
    <style:style style:name="T10" style:family="text">
      <style:text-properties style:font-name="Liberation Serif" fo:font-weight="normal" officeooo:rsid="00213a18" style:font-weight-asian="normal" style:font-weight-complex="normal"/>
    </style:style>
    <style:style style:name="T11" style:family="text">
      <style:text-properties officeooo:rsid="002153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NovaUniversitas</text:span></text:span></text:p>
      <text:p text:style-name="P1"><text:span text:style-name="Strong_20_Emphasis"><text:span text:style-name="T1">Licenciatura en Informática</text:span></text:span></text:p>
      <text:p text:style-name="P1"><text:span text:style-name="Strong_20_Emphasis"><text:span text:style-name="T1">Tecnologías Web I</text:span></text:span></text:p>
      <text:p text:style-name="P1"><text:span text:style-name="Strong_20_Emphasis"><text:span text:style-name="T1">Examen Ordinario</text:span></text:span></text:p>
      <text:p text:style-name="Text_20_body"><text:span text:style-name="Strong_20_Emphasis"><text:span text:style-name="T2"/></text:span></text:p>
      <text:list text:style-name="L1">
        <text:list-item>
          <text:p text:style-name="P2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Qué es </text:span><text:span text:style-name="Source_20_Text"><text:span text:style-name="T5">useState</text:span></text:span><text:span text:style-name="T5"> en React y para qué se utiliza?<text:line-break/>Explica con tus propias palabras su función dentro de un componente funcional.</text:span></text:p>
          <text:p text:style-name="P3"><text:span text:style-name="T5">Es un hook de react que permite agregar y manejar el estado en componentes funcionales. Este sirve para actualizar valores que están cambiando como podria ser un contador.</text:span></text:p>
          <text:p text:style-name="P3"><text:span text:style-name="T5">Ejemplo:</text:span></text:p>
          <text:p text:style-name="P3"><text:span text:style-name="T5">Si tenemos un botón que al presionarlo cambia una cosas como un mensaje de texto, este puede guardarse usando useState</text:span></text:p>
        </text:list-item>
      </text:list>
      <text:p text:style-name="Text_20_body"><text:span text:style-name="T5"/></text:p>
      <text:list text:style-name="L2">
        <text:list-item>
          <text:p text:style-name="P4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 </text:span></text:span><text:span text:style-name="T5">¿Cuántos argumentos recibe </text:span><text:span text:style-name="Source_20_Text"><text:span text:style-name="T5">useState</text:span></text:span><text:span text:style-name="T5">? ¿Qué tipo de dato se espera como argumento?<text:line-break/>Explica qué significa ese argumento.</text:span></text:p>
          <text:p text:style-name="P5"><text:span text:style-name="T5">Este recibe un argumento, </text:span><text:span text:style-name="T6">este es valor inicial del estado. Puede ser dato string, objeto, arreglo o numero</text:span></text:p>
        </text:list-item>
      </text:list>
      <text:p text:style-name="P6"><text:span text:style-name="T5"><text:tab/></text:span><text:span text:style-name="T7">useState(0)</text:span></text:p>
      <text:p text:style-name="P6"><text:span text:style-name="T7"/></text:p>
      <text:list text:style-name="L3">
        <text:list-item>
          <text:p text:style-name="P7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Qué devuelve </text:span><text:span text:style-name="Source_20_Text"><text:span text:style-name="T5">useState</text:span></text:span><text:span text:style-name="T5"> al ser llamado?<text:line-break/>Describe la estructura del valor devuelto y cómo se usa en el código.</text:span></text:p>
          <text:p text:style-name="P8"><text:span text:style-name="T5">Devuelve un arreglo con dos elementos:</text:span></text:p>
          <text:p text:style-name="P8"><text:span text:style-name="T5">const [</text:span><text:span text:style-name="T8">nombre</text:span><text:span text:style-name="T5">, </text:span><text:span text:style-name="T9">setNombre</text:span><text:span text:style-name="T5">] = useState(“Alex”)</text:span></text:p>
          <text:p text:style-name="P8"><text:span text:style-name="T5">//</text:span><text:span text:style-name="T8">nombre</text:span><text:span text:style-name="T5"> es valor actual </text:span></text:p>
          <text:p text:style-name="P8"><text:span text:style-name="T5">//</text:span><text:span text:style-name="T9">setNombre</text:span><text:span text:style-name="T5"> es una función que se usa para cambiarlo</text:span></text:p>
        </text:list-item>
      </text:list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list text:style-name="L4">
        <text:list-item>
          <text:p text:style-name="P10"><text:soft-page-break/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Explica brevemente cómo actualizarías el estado con </text:span><text:span text:style-name="Source_20_Text"><text:span text:style-name="T5">useState</text:span></text:span><text:span text:style-name="T5"> en un componente funcional.<text:line-break/>Ejemplo: Quieres incrementar un contador.</text:span></text:p>
          <text:p text:style-name="P11"><text:span text:style-name="T5">[contador, setContador] = useState(0);</text:span></text:p>
        </text:list-item>
      </text:list>
      <text:p text:style-name="P9"><text:span text:style-name="T5"><text:tab/>const incrementar = () =&gt; {</text:span></text:p>
      <text:p text:style-name="P9"><text:span text:style-name="T5"><text:tab/>setContador(contador +1);</text:span></text:p>
      <text:p text:style-name="P12"><text:span text:style-name="T6"><text:tab/>};</text:span></text:p>
      <text:p text:style-name="P13"><text:span text:style-name="T5"/></text:p>
      <text:list text:style-name="L5">
        <text:list-item>
          <text:p text:style-name="P14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Qué sucede si se actualiza el estado dentro del cuerpo principal del componente (fuera de un evento o efecto)?<text:line-break/>¿Por qué puede causar problemas?</text:span></text:p>
        </text:list-item>
      </text:list>
      <text:p text:style-name="P15"><text:span text:style-name="T5"><text:tab/></text:span><text:span text:style-name="T10">Const [estado, setEstado] useState(0);</text:span></text:p>
      <text:p text:style-name="P15"><text:span text:style-name="T10"><text:tab/>setEstado(1)</text:span></text:p>
      <text:p text:style-name="P15"><text:span text:style-name="T10"><text:tab/>//proboca un bucle infinito porque cuando cambia de estado el componente vuelve a renderizar <text:tab/></text:span></text:p>
      <text:p text:style-name="P15"><text:span text:style-name="T10"><text:tab/>y vuelve a ejecutar setEstado</text:span><text:span text:style-name="T5"><text:tab/></text:span></text:p>
      <text:p text:style-name="P6"><text:span text:style-name="T5"/></text:p>
      <text:list xml:id="list105910074210347" text:continue-numbering="true" text:style-name="L5">
        <text:list-item>
          <text:p text:style-name="P14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Qué es </text:span><text:span text:style-name="Source_20_Text"><text:span text:style-name="T5">useEffect</text:span></text:span><text:span text:style-name="T5"> y cuál es su propósito principal dentro de un componente React?</text:span></text:p>
        </text:list-item>
      </text:list>
      <text:p text:style-name="P6"><text:span text:style-name="T5"><text:tab/></text:span><text:span text:style-name="T10">UseEffect es un hook que nos permite ejecutar el codigo después de que el componente <text:tab/>renderiza </text:span></text:p>
      <text:p text:style-name="P6"><text:span text:style-name="T5"/></text:p>
      <text:list xml:id="list105910490717465" text:continue-list="list105910074210347" text:style-name="L6">
        <text:list-item>
          <text:p text:style-name="P16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Cuántos argumentos recibe </text:span><text:span text:style-name="Source_20_Text"><text:span text:style-name="T5">useEffect</text:span></text:span><text:span text:style-name="T5">?<text:line-break/>Describe el propósito de cada uno.</text:span></text:p>
        </text:list-item>
      </text:list>
      <text:p text:style-name="P6"><text:span text:style-name="T5"><text:tab/></text:span><text:span text:style-name="T10">Los argumentos que recibe useEffect son 2 argumentos.</text:span></text:p>
      <text:p text:style-name="P6"><text:span text:style-name="T10"><text:tab/>1. función efect</text:span></text:p>
      <text:p text:style-name="P17"><text:span text:style-name="T10"><text:tab/>2. </text:span><text:span text:style-name="T5">un arreglo </text:span></text:p>
      <text:p text:style-name="P6"><text:span text:style-name="T10"/></text:p>
      <text:list xml:id="list105910102556096" text:continue-list="list105910490717465" text:style-name="L7">
        <text:list-item>
          <text:p text:style-name="P18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Qué sucede si no se proporciona el segundo argumento (arreglo de dependencias) a </text:span><text:span text:style-name="Source_20_Text"><text:span text:style-name="T5">useEffect</text:span></text:span><text:span text:style-name="T5">?<text:line-break/>¿Cuántas veces se ejecuta el efecto y por qué?</text:span></text:p>
        </text:list-item>
      </text:list>
      <text:p text:style-name="P6"><text:span text:style-name="T5"><text:tab/></text:span><text:span text:style-name="T10">Si no se proporciona el segundo argumento a useEffect esto podría causar problemas de <text:tab/>rendimiento<text:tab/></text:span></text:p>
      <text:p text:style-name="P6"><text:span text:style-name="T10"/></text:p>
      <text:list xml:id="list105911343915444" text:continue-list="list105910102556096" text:style-name="L8">
        <text:list-item>
          <text:p text:style-name="P19"><text:soft-page-break/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Qué significa proporcionar un arreglo vacío (</text:span><text:span text:style-name="Source_20_Text"><text:span text:style-name="T5">[]</text:span></text:span><text:span text:style-name="T5">) como segundo argumento en </text:span><text:span text:style-name="Source_20_Text"><text:span text:style-name="T5">useEffect</text:span></text:span><text:span text:style-name="T5">?</text:span></text:p>
        </text:list-item>
      </text:list>
      <text:p text:style-name="P15"><text:span text:style-name="T5"><text:tab/></text:span><text:span text:style-name="T10">Esto es que solo se ejecutara una vez</text:span></text:p>
      <text:list text:continue-list="list105911343915444" text:style-name="L9">
        <text:list-item>
          <text:p text:style-name="P20"><text:span text:style-name="Strong_20_Emphasis"><text:span text:style-name="T3">(1 </text:span></text:span><text:span text:style-name="Strong_20_Emphasis"><text:span text:style-name="T4">punto</text:span></text:span><text:span text:style-name="Strong_20_Emphasis"><text:span text:style-name="T3">)</text:span></text:span><text:span text:style-name="T5"> ¿Para qué sirve retornar una función dentro de </text:span><text:span text:style-name="Source_20_Text"><text:span text:style-name="T5">useEffect</text:span></text:span><text:span text:style-name="T5">?<text:line-break/>Explica qué tipo de lógica puede ir ahí y por qué es importante.</text:span></text:p>
        </text:list-item>
      </text:list>
      <text:p text:style-name="P21"/>
      <text:p text:style-name="P21"><text:tab/><text:span text:style-name="T11">Retornar una función dentro de useEffect ayuda a limpiar lo que se hizo en el effect </text:span></text:p>
      <text:p text:style-name="P21"/>
      <text:p text:style-name="P21"><text:tab/><text:span text:style-name="T11">en conclusion sirve para limpieza del efecto.</text:span></text:p>
      <text:p text:style-name="P21"><text:tab/></text:p>
      <text:p text:style-name="P22"><text:tab/>la lógica que puede ir alli es para algo que se necesite limpiar o desacerlo.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08:32:35.866000000</meta:creation-date>
    <dc:date>2025-06-23T10:59:09.903000000</dc:date>
    <meta:editing-duration>PT17M50S</meta:editing-duration>
    <meta:editing-cycles>5</meta:editing-cycles>
    <meta:generator>LibreOffice/24.8.7.2$Windows_X86_64 LibreOffice_project/e07d0a63a46349d29051da79b1fde8160bab2a89</meta:generator>
    <meta:document-statistic meta:table-count="0" meta:image-count="0" meta:object-count="0" meta:page-count="3" meta:paragraph-count="41" meta:word-count="448" meta:character-count="2700" meta:non-whitespace-character-count="2283"/>
  </office:meta>
</office:document-meta>
</file>